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5.3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000" number:language="en" number:country="GB">
      <number:number number:min-integer-digits="1"/>
    </number:number-style>
    <number:number-style style:name="N10002" number:language="en" number:country="GB">
      <number:number number:decimal-places="2" loext:min-decimal-places="2" number:min-integer-digits="1"/>
    </number:number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6e6e6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e6e6e6"/>
    </style:style>
    <style:style style:name="ce5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b3b3b3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b3b3b3"/>
    </style:style>
    <style:style style:name="ce8" style:family="table-cell" style:parent-style-name="Default" style:data-style-name="N10112"/>
    <style:style style:name="ce9" style:family="table-cell" style:parent-style-name="Default" style:data-style-name="N10000"/>
    <style:style style:name="ce10" style:family="table-cell" style:parent-style-name="Default" style:data-style-name="N61"/>
    <style:style style:name="ce11" style:family="table-cell" style:parent-style-name="Default" style:data-style-name="N120"/>
    <style:style style:name="ce31" style:family="table-cell" style:parent-style-name="Default">
      <style:table-cell-properties fo:background-color="#fff200"/>
    </style:style>
    <style:style style:name="ce32" style:family="table-cell" style:parent-style-name="Default" style:data-style-name="N122">
      <style:table-cell-properties fo:background-color="#fff200"/>
    </style:style>
    <style:style style:name="ce13" style:family="table-cell" style:parent-style-name="Default" style:data-style-name="N0"/>
    <style:style style:name="ce14" style:family="table-cell" style:parent-style-name="Default" style:data-style-name="N10112">
      <style:table-cell-properties fo:background-color="#e6e6e6"/>
    </style:style>
    <style:style style:name="ce36" style:family="table-cell" style:parent-style-name="Default" style:data-style-name="N2">
      <style:table-cell-properties fo:background-color="#e6e6e6"/>
    </style:style>
    <style:style style:name="ce37" style:family="table-cell" style:parent-style-name="Default" style:data-style-name="N1">
      <style:table-cell-properties fo:background-color="#e6e6e6"/>
    </style:style>
    <style:style style:name="ce39" style:family="table-cell" style:parent-style-name="Default" style:data-style-name="N10112">
      <style:table-cell-properties fo:background-color="#fff200"/>
    </style:style>
    <style:style style:name="ce17" style:family="table-cell" style:parent-style-name="Default" style:data-style-name="N0">
      <style:table-cell-properties fo:background-color="#cccccc"/>
    </style:style>
    <style:style style:name="ce15" style:family="table-cell" style:parent-style-name="Default" style:data-style-name="N10112">
      <style:table-cell-properties fo:background-color="#cccccc"/>
    </style:style>
    <style:style style:name="ce40" style:family="table-cell" style:parent-style-name="Default" style:data-style-name="N10002">
      <style:table-cell-properties fo:background-color="#cccccc"/>
    </style:style>
    <style:style style:name="ce16" style:family="table-cell" style:parent-style-name="Default" style:data-style-name="N1">
      <style:table-cell-properties fo:background-color="#cccccc"/>
    </style:style>
    <style:style style:name="ce45" style:family="table-cell" style:parent-style-name="Default" style:data-style-name="N11">
      <style:table-cell-properties fo:background-color="#fff200"/>
    </style:style>
    <style:style style:name="ce20" style:family="table-cell" style:parent-style-name="Default" style:data-style-name="N10112">
      <style:table-cell-properties fo:background-color="#b3b3b3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Blocknet servicenode DX income projection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Current BLOCK price</text:p>
          </table:table-cell>
          <table:table-cell table:style-name="ce8" table:formula="of:=COM.LOC.CRYPTO.GETINFO.PYTHON.LOCIMPL.CCXT(&quot;Bittrex&quot;;&quot;BLOCK/BTC&quot;;&quot;last&quot;)*COM.LOC.CRYPTO.GETINFO.PYTHON.LOCIMPL.CCXT(&quot;bittrex&quot;;&quot;BTC/USDT&quot;;&quot;last&quot;)" office:value-type="currency" office:currency="USD" office:value="1.3944573260003" calcext:value-type="currency">
            <text:p>$1.39</text:p>
          </table:table-cell>
          <table:table-cell office:value-type="string" calcext:value-type="string">
            <text:p>USD</text:p>
          </table:table-cell>
          <table:table-cell/>
        </table:table-row>
        <table:table-row table:style-name="ro2">
          <table:table-cell office:value-type="string" calcext:value-type="string">
            <text:p>BLOCK per servicenode</text:p>
          </table:table-cell>
          <table:table-cell table:style-name="ce9" office:value-type="float" office:value="5000" calcext:value-type="float">
            <text:p>5000</text:p>
          </table:table-cell>
          <table:table-cell office:value-type="string" calcext:value-type="string">
            <text:p>BLOCK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Block size</text:p>
          </table:table-cell>
          <table:table-cell table:style-name="ce10" office:value-type="float" office:value="4000000" calcext:value-type="float">
            <text:p>4.00E+06</text:p>
          </table:table-cell>
          <table:table-cell office:value-type="string" calcext:value-type="string">
            <text:p>bytes</text:p>
          </table:table-cell>
          <table:table-cell/>
        </table:table-row>
        <table:table-row table:style-name="ro2">
          <table:table-cell office:value-type="string" calcext:value-type="string">
            <text:p>min fee txn size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ytes</text:p>
          </table:table-cell>
          <table:table-cell/>
        </table:table-row>
        <table:table-row table:style-name="ro2">
          <table:table-cell office:value-type="string" calcext:value-type="string">
            <text:p>txns per sw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ock ti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conds</text:p>
          </table:table-cell>
          <table:table-cell/>
        </table:table-row>
        <table:table-row table:style-name="ro2">
          <table:table-cell office:value-type="string" calcext:value-type="string">
            <text:p>Blocks per day</text:p>
          </table:table-cell>
          <table:table-cell table:formula="of:=86400/BlockTime" office:value-type="float" office:value="1440" calcext:value-type="float">
            <text:p>14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 swaps per block</text:p>
          </table:table-cell>
          <table:table-cell table:formula="of:=INT(BlockSize/(MinFeeTxnSize*txnsPerSwap))" office:value-type="float" office:value="17699" calcext:value-type="float">
            <text:p>176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 swaps per second</text:p>
          </table:table-cell>
          <table:table-cell table:style-name="ce11" table:formula="of:=MaxSwapsPerBlock/BlockTime" office:value-type="float" office:value="294.983333333333" calcext:value-type="float">
            <text:p>29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 swaps per day</text:p>
          </table:table-cell>
          <table:table-cell table:formula="of:=MaxSwapsPerBlock*BlocksPerDay" office:value-type="float" office:value="25486560" calcext:value-type="float">
            <text:p>2548656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rticipating servicenodes</text:p>
          </table:table-cell>
          <table:table-cell table:style-name="ce31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bitrary % block utilisation by DX swaps</text:p>
          </table:table-cell>
          <table:table-cell table:style-name="ce32" office:value-type="percentage" office:value="0.01" calcext:value-type="percentage">
            <text:p>1.0000%</text:p>
          </table:table-cell>
          <table:table-cell office:value-type="string" calcext:value-type="string">
            <text:p>of maximum possible</text:p>
          </table:table-cell>
          <table:table-cell/>
        </table:table-row>
        <table:table-row table:style-name="ro2">
          <table:table-cell office:value-type="string" calcext:value-type="string">
            <text:p>Swaps per day</text:p>
          </table:table-cell>
          <table:table-cell table:style-name="ce13" table:formula="of:=INT(MaxSwapsPerDay*BlockUseByTrades)" office:value-type="float" office:value="254865" calcext:value-type="float">
            <text:p>254865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3">
          <table:table-cell table:style-name="ce2" office:value-type="string" calcext:value-type="string">
            <text:p>Scenario 1: fixed BLOCK fee per swap at current BLOCK price and arbitrary utilisation</text:p>
          </table:table-cell>
          <table:table-cell table:style-name="ce3" table:number-columns-repeated="3"/>
        </table:table-row>
        <table:table-row table:style-name="ro2">
          <table:table-cell table:style-name="ce3" office:value-type="string" calcext:value-type="string">
            <text:p>Fee per swap</text:p>
          </table:table-cell>
          <table:table-cell table:style-name="ce31" office:value-type="float" office:value="0.015" calcext:value-type="float">
            <text:p>0.015</text:p>
          </table:table-cell>
          <table:table-cell table:style-name="ce3" office:value-type="string" calcext:value-type="string">
            <text:p>BLOCK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Fee per swap</text:p>
          </table:table-cell>
          <table:table-cell table:style-name="ce14" table:formula="of:=BlockPerSwap*CurrentBLOCKUSD" office:value-type="currency" office:currency="USD" office:value="0.0209168598900045" calcext:value-type="currency">
            <text:p>$0.02</text:p>
          </table:table-cell>
          <table:table-cell table:style-name="ce3" office:value-type="string" calcext:value-type="string">
            <text:p>USD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DX fees per block</text:p>
          </table:table-cell>
          <table:table-cell table:style-name="ce36" table:formula="of:=MaxSwapsPerBlock*BlockPerSwap*BlockUseByTrades" office:value-type="float" office:value="2.65485" calcext:value-type="float">
            <text:p>2.65</text:p>
          </table:table-cell>
          <table:table-cell table:style-name="ce3" office:value-type="string" calcext:value-type="string">
            <text:p>BLOCK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DX fees per block</text:p>
          </table:table-cell>
          <table:table-cell table:style-name="ce14" table:formula="of:=[.B22]*CurrentBLOCKUSD" office:value-type="currency" office:currency="USD" office:value="3.70207503193189" calcext:value-type="currency">
            <text:p>$3.70</text:p>
          </table:table-cell>
          <table:table-cell table:style-name="ce3" office:value-type="string" calcext:value-type="string">
            <text:p>USD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DX fees per day</text:p>
          </table:table-cell>
          <table:table-cell table:style-name="ce14" table:formula="of:=[.B23]*BlocksPerDay" office:value-type="currency" office:currency="USD" office:value="5330.98804598192" calcext:value-type="currency">
            <text:p>$5,330.99</text:p>
          </table:table-cell>
          <table:table-cell table:style-name="ce3" office:value-type="string" calcext:value-type="string">
            <text:p>USD</text:p>
          </table:table-cell>
          <table:table-cell table:style-name="ce3"/>
        </table:table-row>
        <table:table-row table:style-name="ro2">
          <table:table-cell table:style-name="ce3" table:number-columns-repeated="4"/>
        </table:table-row>
        <table:table-row table:style-name="ro2">
          <table:table-cell table:style-name="ce3" office:value-type="string" calcext:value-type="string">
            <text:p>Possible income per servicenode per day</text:p>
          </table:table-cell>
          <table:table-cell table:style-name="ce14" table:formula="of:=[.B24]/ServiceNodes" office:value-type="currency" office:currency="USD" office:value="53.3098804598192" calcext:value-type="currency">
            <text:p>$53.31</text:p>
          </table:table-cell>
          <table:table-cell table:style-name="ce3" table:number-columns-repeated="2"/>
        </table:table-row>
        <table:table-row table:style-name="ro2">
          <table:table-cell table:style-name="ce3" office:value-type="string" calcext:value-type="string">
            <text:p>Cost of servicenode</text:p>
          </table:table-cell>
          <table:table-cell table:style-name="ce14" table:formula="of:=Collateral*CurrentBLOCKUSD" office:value-type="currency" office:currency="USD" office:value="6972.28663000149" calcext:value-type="currency">
            <text:p>$6,972.29</text:p>
          </table:table-cell>
          <table:table-cell table:style-name="ce3" table:number-columns-repeated="2"/>
        </table:table-row>
        <table:table-row table:style-name="ro2">
          <table:table-cell table:style-name="ce3" office:value-type="string" calcext:value-type="string">
            <text:p>Annual ROI excluding costs, taxes, blah blah blah</text:p>
          </table:table-cell>
          <table:table-cell table:style-name="ce37" table:formula="of:=[.B26]*365.25/[.B27]*100" office:value-type="float" office:value="279.2689812" calcext:value-type="float">
            <text:p>279</text:p>
          </table:table-cell>
          <table:table-cell table:style-name="ce3" office:value-type="string" calcext:value-type="string">
            <text:p>%</text:p>
          </table:table-cell>
          <table:table-cell table:style-name="ce3"/>
        </table:table-row>
        <table:table-row table:style-name="ro2">
          <table:table-cell table:number-columns-repeated="4"/>
        </table:table-row>
        <table:table-row table:style-name="ro3">
          <table:table-cell table:style-name="ce5" office:value-type="string" calcext:value-type="string">
            <text:p>Scenario 2: fixed BLOCK fee per swap at arbitrary BLOCK price and arbitrary utilisation</text:p>
          </table:table-cell>
          <table:table-cell table:style-name="ce4" table:number-columns-repeated="3"/>
        </table:table-row>
        <table:table-row table:style-name="ro2">
          <table:table-cell table:style-name="ce4" office:value-type="string" calcext:value-type="string">
            <text:p>Arbitrary BLOCK price</text:p>
          </table:table-cell>
          <table:table-cell table:style-name="ce39" office:value-type="currency" office:currency="USD" office:value="10" calcext:value-type="currency">
            <text:p>$10.00</text:p>
          </table:table-cell>
          <table:table-cell table:style-name="ce4" office:value-type="string" calcext:value-type="string">
            <text:p>USD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Fee per swap</text:p>
          </table:table-cell>
          <table:table-cell table:style-name="ce17" table:formula="of:=BlockPerSwap" office:value-type="float" office:value="0.015" calcext:value-type="float">
            <text:p>0.015</text:p>
          </table:table-cell>
          <table:table-cell table:style-name="ce4" office:value-type="string" calcext:value-type="string">
            <text:p>BLOCK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Fee per swap</text:p>
          </table:table-cell>
          <table:table-cell table:style-name="ce15" table:formula="of:=[.B32]*ArbitraryBLOCKUSD" office:value-type="currency" office:currency="USD" office:value="0.15" calcext:value-type="currency">
            <text:p>$0.15</text:p>
          </table:table-cell>
          <table:table-cell table:style-name="ce4" office:value-type="string" calcext:value-type="string">
            <text:p>USD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DX fees per block</text:p>
          </table:table-cell>
          <table:table-cell table:style-name="ce40" table:formula="of:=MaxSwapsPerBlock*[.B32]*BlockUseByTrades" office:value-type="float" office:value="2.65485" calcext:value-type="float">
            <text:p>2.65</text:p>
          </table:table-cell>
          <table:table-cell table:style-name="ce4" office:value-type="string" calcext:value-type="string">
            <text:p>BLOCK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DX fees per block</text:p>
          </table:table-cell>
          <table:table-cell table:style-name="ce15" table:formula="of:=[.B34]*[.B31]" office:value-type="currency" office:currency="USD" office:value="26.5485" calcext:value-type="currency">
            <text:p>$26.55</text:p>
          </table:table-cell>
          <table:table-cell table:style-name="ce4" office:value-type="string" calcext:value-type="string">
            <text:p>USD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DX fees per day</text:p>
          </table:table-cell>
          <table:table-cell table:style-name="ce15" table:formula="of:=[.B35]*BlocksPerDay" office:value-type="currency" office:currency="USD" office:value="38229.84" calcext:value-type="currency">
            <text:p>$38,229.84</text:p>
          </table:table-cell>
          <table:table-cell table:style-name="ce4" office:value-type="string" calcext:value-type="string">
            <text:p>USD</text:p>
          </table:table-cell>
          <table:table-cell table:style-name="ce4"/>
        </table:table-row>
        <table:table-row table:style-name="ro2">
          <table:table-cell table:style-name="ce4" table:number-columns-repeated="4"/>
        </table:table-row>
        <table:table-row table:style-name="ro2">
          <table:table-cell table:style-name="ce4" office:value-type="string" calcext:value-type="string">
            <text:p>Possible income per servicenode per day</text:p>
          </table:table-cell>
          <table:table-cell table:style-name="ce15" table:formula="of:=[.B36]/ServiceNodes" office:value-type="currency" office:currency="USD" office:value="382.2984" calcext:value-type="currency">
            <text:p>$382.30</text:p>
          </table:table-cell>
          <table:table-cell table:style-name="ce4" table:number-columns-repeated="2"/>
        </table:table-row>
        <table:table-row table:style-name="ro2">
          <table:table-cell table:style-name="ce4" office:value-type="string" calcext:value-type="string">
            <text:p>Cost of servicenode</text:p>
          </table:table-cell>
          <table:table-cell table:style-name="ce15" table:formula="of:=Collateral*CurrentBLOCKUSD" office:value-type="currency" office:currency="USD" office:value="6972.28663000149" calcext:value-type="currency">
            <text:p>$6,972.29</text:p>
          </table:table-cell>
          <table:table-cell table:style-name="ce4" table:number-columns-repeated="2"/>
        </table:table-row>
        <table:table-row table:style-name="ro2">
          <table:table-cell table:style-name="ce4" office:value-type="string" calcext:value-type="string">
            <text:p>Annual ROI excluding costs, taxes, blah blah blah</text:p>
          </table:table-cell>
          <table:table-cell table:style-name="ce16" table:formula="of:=[.B38]*365.25/[.B39]*100" office:value-type="float" office:value="2002.7072610463" calcext:value-type="float">
            <text:p>2003</text:p>
          </table:table-cell>
          <table:table-cell table:style-name="ce4" office:value-type="string" calcext:value-type="string">
            <text:p>%</text:p>
          </table:table-cell>
          <table:table-cell table:style-name="ce4"/>
        </table:table-row>
        <table:table-row table:style-name="ro2">
          <table:table-cell table:number-columns-repeated="4"/>
        </table:table-row>
        <table:table-row table:style-name="ro3">
          <table:table-cell table:style-name="ce6" office:value-type="string" calcext:value-type="string">
            <text:p>Scenario 3: percentage of swap value fees and arbitrary block utilisation</text:p>
          </table:table-cell>
          <table:table-cell table:style-name="ce7" table:number-columns-repeated="3"/>
        </table:table-row>
        <table:table-row table:style-name="ro2">
          <table:table-cell table:style-name="ce7" office:value-type="string" calcext:value-type="string">
            <text:p>Fee per swap</text:p>
          </table:table-cell>
          <table:table-cell table:style-name="ce45" office:value-type="percentage" office:value="0.0015" calcext:value-type="percentage">
            <text:p>0.15%</text:p>
          </table:table-cell>
          <table:table-cell table:style-name="ce7" office:value-type="string" calcext:value-type="string">
            <text:p>swap value</text:p>
          </table:table-cell>
          <table:table-cell table:style-name="ce7"/>
        </table:table-row>
        <table:table-row table:style-name="ro2">
          <table:table-cell table:style-name="ce7" office:value-type="string" calcext:value-type="string">
            <text:p>Avg swap value</text:p>
          </table:table-cell>
          <table:table-cell table:style-name="ce39" office:value-type="currency" office:currency="USD" office:value="50" calcext:value-type="currency">
            <text:p>$50.00</text:p>
          </table:table-cell>
          <table:table-cell table:style-name="ce7" office:value-type="string" calcext:value-type="string">
            <text:p>per swap</text:p>
          </table:table-cell>
          <table:table-cell table:style-name="ce7"/>
        </table:table-row>
        <table:table-row table:style-name="ro2">
          <table:table-cell table:style-name="ce7" office:value-type="string" calcext:value-type="string">
            <text:p>DX fees per block</text:p>
          </table:table-cell>
          <table:table-cell table:style-name="ce20" table:formula="of:=MaxSwapsPerBlock*[.B43]*[.B44]*BlockUseByTrades" office:value-type="currency" office:currency="USD" office:value="13.27425" calcext:value-type="currency">
            <text:p>$13.27</text:p>
          </table:table-cell>
          <table:table-cell table:style-name="ce7" office:value-type="string" calcext:value-type="string">
            <text:p>USD</text:p>
          </table:table-cell>
          <table:table-cell table:style-name="ce7"/>
        </table:table-row>
        <table:table-row table:style-name="ro2">
          <table:table-cell table:style-name="ce7" office:value-type="string" calcext:value-type="string">
            <text:p>DX fees per day</text:p>
          </table:table-cell>
          <table:table-cell table:style-name="ce20" table:formula="of:=[.B45]*BlocksPerDay" office:value-type="currency" office:currency="USD" office:value="19114.92" calcext:value-type="currency">
            <text:p>$19,114.92</text:p>
          </table:table-cell>
          <table:table-cell table:style-name="ce7" office:value-type="string" calcext:value-type="string">
            <text:p>USD</text:p>
          </table:table-cell>
          <table:table-cell table:style-name="ce7"/>
        </table:table-row>
        <table:table-row table:style-name="ro2">
          <table:table-cell table:style-name="ce7" office:value-type="string" calcext:value-type="string">
            <text:p>DX volume per day</text:p>
          </table:table-cell>
          <table:table-cell table:style-name="ce20" table:formula="of:=MaxSwapsPerDay*[.B44]*BlockUseByTrades" office:value-type="currency" office:currency="USD" office:value="12743280" calcext:value-type="currency">
            <text:p>$12,743,280.00</text:p>
          </table:table-cell>
          <table:table-cell table:style-name="ce7" table:number-columns-repeated="2"/>
        </table:table-row>
        <table:table-row table:style-name="ro2">
          <table:table-cell table:style-name="ce7" table:number-columns-repeated="4"/>
        </table:table-row>
        <table:table-row table:style-name="ro2">
          <table:table-cell table:style-name="ce7" office:value-type="string" calcext:value-type="string">
            <text:p>Possible income per servicenode per day</text:p>
          </table:table-cell>
          <table:table-cell table:style-name="ce20" table:formula="of:=[.B46]/ServiceNodes" office:value-type="currency" office:currency="USD" office:value="191.1492" calcext:value-type="currency">
            <text:p>$191.15</text:p>
          </table:table-cell>
          <table:table-cell table:style-name="ce7" table:number-columns-repeated="2"/>
        </table:table-row>
      </table:table>
      <table:table table:name="Constants" table:style-name="ta1">
        <table:table-column table:style-name="co3" table:default-cell-style-name="Default"/>
        <table:table-row table:style-name="ro2">
          <table:table-cell/>
        </table:table-row>
      </table:table>
      <table:named-expressions>
        <table:named-range table:name="ArbitraryBLOCKUSD" table:base-cell-address="$Sheet1.$B$31" table:cell-range-address="$Sheet1.$B$31"/>
        <table:named-range table:name="BlockPerSwap" table:base-cell-address="$Sheet1.$B$20" table:cell-range-address="$Sheet1.$B$20"/>
        <table:named-range table:name="BlockSize" table:base-cell-address="$Sheet1.$B$4" table:cell-range-address="$Sheet1.$B$6"/>
        <table:named-range table:name="BlocksPerDay" table:base-cell-address="$Sheet1.$B$8" table:cell-range-address="$Sheet1.$B$10"/>
        <table:named-range table:name="BlockTime" table:base-cell-address="$Sheet1.$B$7" table:cell-range-address="$Sheet1.$B$9"/>
        <table:named-range table:name="BlockUseByTrades" table:base-cell-address="$Sheet1.$B$15" table:cell-range-address="$Sheet1.$B$16"/>
        <table:named-range table:name="Collateral" table:base-cell-address="$Sheet1.$B$4" table:cell-range-address="$Sheet1.$B$4"/>
        <table:named-range table:name="CurrentBLOCKUSD" table:base-cell-address="$Sheet1.$B$2" table:cell-range-address="$Sheet1.$B$3"/>
        <table:named-range table:name="MaxSwapsPerBlock" table:base-cell-address="$Sheet1.$B$8" table:cell-range-address="$Sheet1.$B$11"/>
        <table:named-range table:name="MaxSwapsPerDay" table:base-cell-address="$Sheet1.$B$10" table:cell-range-address="$Sheet1.$B$13"/>
        <table:named-range table:name="MaxSwapsPerSecond" table:base-cell-address="$Sheet1.$B$9" table:cell-range-address="$Sheet1.$B$12"/>
        <table:named-range table:name="MinFeeTxnSize" table:base-cell-address="$Sheet1.$B$5" table:cell-range-address="$Sheet1.$B$7"/>
        <table:named-range table:name="ServiceNodes" table:base-cell-address="$Sheet1.$B$12" table:cell-range-address="$Sheet1.$B$15"/>
        <table:named-range table:name="SwapsPerDay" table:base-cell-address="$Sheet1.$B$17" table:cell-range-address="$Sheet1.$B$17"/>
        <table:named-range table:name="txnsPerSwap" table:base-cell-address="$Sheet1.$B$6" table:cell-range-address="$Sheet1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number:percentage-style style:name="N121">
      <number:number number:decimal-places="3" loext:min-decimal-places="3" number:min-integer-digits="1"/>
      <number:text>%</number:text>
    </number:percentage-style>
    <number:percentage-style style:name="N122">
      <number:number number:decimal-places="4" loext:min-decimal-places="4" number:min-integer-digits="1"/>
      <number:text>%</number:text>
    </number:percentage-style>
    <number:currency-style style:name="N10112P0" style:volatile="true" number:language="en" number:country="GB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12P0"/>
    </number:currency-style>
    <number:number-style style:name="N10113" number:language="en" number:country="GB">
      <number:number number:decimal-places="4" loext:min-decimal-places="4" number:min-integer-digits="1"/>
    </number:number-style>
    <number:number-style style:name="N10114" number:language="en" number:country="GB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 style:data-style-name="N2" text:time-value="20:19:07.728008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Brooker</meta:initial-creator>
    <meta:creation-date>2021-08-21T14:08:43.742449066</meta:creation-date>
    <dc:date>2021-08-26T21:38:55.706972422</dc:date>
    <dc:creator>Mark Brooker</dc:creator>
    <meta:editing-duration>P5DT4H42M23S</meta:editing-duration>
    <meta:editing-cycles>8</meta:editing-cycles>
    <meta:generator>LibreOffice/6.1.5.2$Linux_X86_64 LibreOffice_project/10$Build-2</meta:generator>
    <meta:document-statistic meta:table-count="2" meta:cell-count="99" meta:object-count="0"/>
  </office:meta>
</office:document-meta>
</file>